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orazón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</text:p>
          </table:table-cell>
          <table:table-cell table:number-columns-repeated="3"/>
          <table:table-cell office:value-type="string" calcext:value-type="string">
            <text:p>**Legendario** *(Solo puedes tener un Corazón de Fyendal en el mazo).*</text:p>
            <text:p/>
            <text:p><text:span text:style-name="T1">Cuando lanzas Corazón de Fyendal, si tienes menos {h} que un héroe oponente, ganas 1{h}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Ojo de Of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, Opta 2</text:p>
          </table:table-cell>
          <table:table-cell table:number-columns-repeated="3"/>
          <table:table-cell office:value-type="string" calcext:value-type="string">
            <text:p><text:span text:style-name="T1">**Legendario** *(Solo puedes tener un Ojo de Ofidia</text:span> en el mazo).*</text:p>
            <text:p/>
            <text:p><text:span text:style-name="T1">Cuando lanzas Ojo de Ofidia, **opta 2**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Fragmento del archicaball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Filorruna, Gema</text:p>
          </table:table-cell>
          <table:table-cell office:value-type="string" calcext:value-type="string">
            <text:p>Especialización de Viserai, Legendario</text:p>
          </table:table-cell>
          <table:table-cell table:number-columns-repeated="3"/>
          <table:table-cell office:value-type="string" calcext:value-type="string">
            <text:p><text:span text:style-name="T1">**Legendario** *(Solo puedes tener un Fragmento del archicaballero</text:span> en el mazo, y solo si tu héroe es Viserai).*</text:p>
            <text:p/>
            <text:p><text:span text:style-name="T1">Cuando lanzas a Fragmento del archicaballero, crea una ficha de Canto de runas</text:span></text:p>
          </table:table-cell>
          <table:table-cell/>
          <table:table-cell office:value-type="string" calcext:value-type="string">
            <text:p>Recurso de filorruna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23:28:43.759271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8T23:28:59.963670490</dc:date>
    <meta:editing-duration>P6DT1H33M43S</meta:editing-duration>
    <meta:editing-cycles>2543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